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2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3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ource_20_Text"><text:span text:style-name="Strong_20_Emphasis"><text:span text:style-name="T15">Enviar para o GitHub:</text:span></text:span></text:span></text:p>
      <text:list text:style-name="L46">
        <text:list-header>
          <text:p text:style-name="P121"><text:span text:style-name="Source_20_Text">git push origin main</text:span></text:p>
        </text:list-header>
      </text:list>
      <text:p text:style-name="P119"><text:span text:style-name="Source_20_Text"/></text:p>
      <text:p text:style-name="P117"><text:span text:style-name="Strong_20_Emphasis"><text:span text:style-name="T13"/></text:span></text:p>
      <text:list text:style-name="L47">
        <text:list-header>
          <text:p text:style-name="P122"/>
          <text:p text:style-name="P123"><text:span text:style-name="Source_20_Text"><text:span text:style-name="T16"/></text:span></text:p>
        </text:list-header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0-03T15:50:07.850424400</dc:date>
    <meta:editing-duration>PT11H10M12S</meta:editing-duration>
    <meta:editing-cycles>11</meta:editing-cycles>
    <meta:generator>LibreOffice/25.8.1.1$Windows_X86_64 LibreOffice_project/54047653041915e595ad4e45cccea684809c77b5</meta:generator>
    <meta:document-statistic meta:table-count="0" meta:image-count="0" meta:object-count="0" meta:page-count="29" meta:paragraph-count="768" meta:word-count="4086" meta:character-count="30092" meta:non-whitespace-character-count="25424"/>
  </office:meta>
</office:document-meta>
</file>